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1075in" svg:height="1.7866in" svg:x="8.2965in" svg:y="2.8264in">
            <draw:object draw:notify-on-update-of-ranges="Sheet1.A28:Sheet1.A29 Sheet1.D28:Sheet1.D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9902in" svg:y="5.4969in">
            <draw:object draw:notify-on-update-of-ranges="Sheet1.B33:Sheet1.E33 Sheet1.A36:Sheet1.A36 Sheet1.B36:Sheet1.E36 Sheet1.A37:Sheet1.A37 Sheet1.B37:Sheet1.E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.8in" svg:height="1.7701in" svg:x="8.3949in" svg:y="0.9154in">
            <draw:object draw:notify-on-update-of-ranges="Sheet1.A28:Sheet1.A29 Sheet1.B28:Sheet1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2.985in" svg:height="1.7059in" svg:x="10.3358in" svg:y="0.9154in">
            <draw:object draw:notify-on-update-of-ranges="Sheet1.A28:Sheet1.A29 Sheet1.C28:Sheet1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3.422in" svg:height="1.7602in" svg:x="10.1783in" svg:y="2.8264in">
            <draw:object draw:notify-on-update-of-ranges="Sheet1.A28:Sheet1.A29 Sheet1.E28:Sheet1.E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6.2988in" svg:height="3.5429in" svg:x="5.1583in" svg:y="5.728in">
            <draw:object draw:notify-on-update-of-ranges="Sheet1.A33:Sheet1.A33 Sheet1.B33:Sheet1.E33 Sheet1.A39:Sheet1.A39 Sheet1.B39:Sheet1.E39 Sheet1.A42:Sheet1.A42 Sheet1.B42:Sheet1.E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6" draw:style-name="gr1" draw:text-style-name="P1" svg:width="6.2988in" svg:height="3.5429in" svg:x="5.1583in" svg:y="5.728in">
            <draw:object draw:notify-on-update-of-ranges="Sheet1.A33:Sheet1.A33 Sheet1.B33:Sheet1.E33 Sheet1.A40:Sheet1.A40 Sheet1.B40:Sheet1.E40 Sheet1.A43:Sheet1.A43 Sheet1.B43:Sheet1.E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niPept LCA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 Diatom-Area</text:p>
          </table:table-cell>
          <table:table-cell table:style-name="ce1" office:value-type="float" office:value="53751280" calcext:value-type="float">
            <text:p>53751280</text:p>
          </table:table-cell>
          <table:table-cell table:style-name="ce1" table:number-columns-repeated="2"/>
          <table:table-cell table:style-name="ce1" office:value-type="float" office:value="176423800" calcext:value-type="float">
            <text:p>176423800</text:p>
          </table:table-cell>
          <table:table-cell table:style-name="ce1" table:number-columns-repeated="5"/>
          <table:table-cell table:style-name="ce1" office:value-type="string" calcext:value-type="string">
            <text:p># not so important since all DB hits are diatoms – we’ll use those numbers instead for quan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B Diatom-NAAFnum</text:p>
          </table:table-cell>
          <table:table-cell table:style-name="ce1" office:value-type="float" office:value="5160791.76351426" calcext:value-type="float">
            <text:p>5160791.76351426</text:p>
          </table:table-cell>
          <table:table-cell table:style-name="ce1" table:number-columns-repeated="2"/>
          <table:table-cell table:style-name="ce1" office:value-type="float" office:value="14600478.040293" calcext:value-type="float">
            <text:p>14600478.04029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Area</text:p>
          </table:table-cell>
          <table:table-cell table:style-name="ce1" office:value-type="float" office:value="15722100" calcext:value-type="float">
            <text:p>15722100</text:p>
          </table:table-cell>
          <table:table-cell table:style-name="ce1" table:number-columns-repeated="2"/>
          <table:table-cell table:style-name="ce1" office:value-type="float" office:value="42770000" calcext:value-type="float">
            <text:p>4277000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NAAFnum</text:p>
          </table:table-cell>
          <table:table-cell table:style-name="ce1" office:value-type="float" office:value="1970959.12698413" calcext:value-type="float">
            <text:p>1970959.12698413</text:p>
          </table:table-cell>
          <table:table-cell table:style-name="ce1" table:number-columns-repeated="2"/>
          <table:table-cell table:style-name="ce1" office:value-type="float" office:value="5318888.88888889" calcext:value-type="float">
            <text:p>5318888.88888889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N Diatom-Area</text:p>
          </table:table-cell>
          <table:table-cell office:value-type="float" office:value="18367000" calcext:value-type="float">
            <text:p>18367000</text:p>
          </table:table-cell>
          <table:table-cell office:value-type="float" office:value="9964750" calcext:value-type="float">
            <text:p>9964750</text:p>
          </table:table-cell>
          <table:table-cell office:value-type="float" office:value="9445660" calcext:value-type="float">
            <text:p>9445660</text:p>
          </table:table-cell>
          <table:table-cell office:value-type="float" office:value="18469760" calcext:value-type="float">
            <text:p>18469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Diatom-NAAFnum</text:p>
          </table:table-cell>
          <table:table-cell office:value-type="float" office:value="1758590.87301587" calcext:value-type="float">
            <text:p>1758590.87301587</text:p>
          </table:table-cell>
          <table:table-cell office:value-type="float" office:value="1103407.72907648" calcext:value-type="float">
            <text:p>1103407.72907648</text:p>
          </table:table-cell>
          <table:table-cell office:value-type="float" office:value="1004787.59340659" calcext:value-type="float">
            <text:p>1004787.59340659</text:p>
          </table:table-cell>
          <table:table-cell office:value-type="float" office:value="1579232.43201243" calcext:value-type="float">
            <text:p>1579232.4320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Area</text:p>
          </table:table-cell>
          <table:table-cell office:value-type="float" office:value="542835451" calcext:value-type="float">
            <text:p>542835451</text:p>
          </table:table-cell>
          <table:table-cell office:value-type="float" office:value="519531758" calcext:value-type="float">
            <text:p>519531758</text:p>
          </table:table-cell>
          <table:table-cell office:value-type="float" office:value="272914440" calcext:value-type="float">
            <text:p>272914440</text:p>
          </table:table-cell>
          <table:table-cell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NAAFnum</text:p>
          </table:table-cell>
          <table:table-cell office:value-type="float" office:value="67839447.0297619" calcext:value-type="float">
            <text:p>67839447.0297619</text:p>
          </table:table-cell>
          <table:table-cell office:value-type="float" office:value="62755113.8452381" calcext:value-type="float">
            <text:p>62755113.8452381</text:p>
          </table:table-cell>
          <table:table-cell office:value-type="float" office:value="31139737.0454545" calcext:value-type="float">
            <text:p>31139737.0454545</text:p>
          </table:table-cell>
          <table:table-cell office:value-type="float" office:value="52081574.5998557" calcext:value-type="float">
            <text:p>52081574.5998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233806.9263221" calcext:value-type="float">
            <text:p>233806.9263221</text:p>
          </table:table-cell>
          <table:table-cell office:value-type="float" office:value="133504.991352" calcext:value-type="float">
            <text:p>133504.991352</text:p>
          </table:table-cell>
          <table:table-cell office:value-type="float" office:value="219544.700462" calcext:value-type="float">
            <text:p>219544.700462</text:p>
          </table:table-cell>
          <table:table-cell office:value-type="float" office:value="243531.178471" calcext:value-type="float">
            <text:p>243531.17847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N-NAAF-corrected-Di</text:p>
          </table:table-cell>
          <table:table-cell table:formula="of:=[.B7]/[.B10]" office:value-type="float" office:value="7.52155165237996" calcext:value-type="float">
            <text:p>7.52155165237996</text:p>
          </table:table-cell>
          <table:table-cell table:formula="of:=[.C7]/[.C10]" office:value-type="float" office:value="8.26491742295409" calcext:value-type="float">
            <text:p>8.26491742295409</text:p>
          </table:table-cell>
          <table:table-cell table:formula="of:=[.D7]/[.D10]" office:value-type="float" office:value="4.57668798787746" calcext:value-type="float">
            <text:p>4.57668798787746</text:p>
          </table:table-cell>
          <table:table-cell table:formula="of:=[.E7]/[.E10]" office:value-type="float" office:value="6.48472381207028" calcext:value-type="float">
            <text:p>6.48472381207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-NAAF-corrected-Ba</text:p>
          </table:table-cell>
          <table:table-cell table:formula="of:=[.B9]/[.B10]" office:value-type="float" office:value="290.151571199837" calcext:value-type="float">
            <text:p>290.151571199837</text:p>
          </table:table-cell>
          <table:table-cell table:formula="of:=[.C9]/[.C10]" office:value-type="float" office:value="470.058184414826" calcext:value-type="float">
            <text:p>470.058184414826</text:p>
          </table:table-cell>
          <table:table-cell table:formula="of:=[.D9]/[.D10]" office:value-type="float" office:value="141.837798771391" calcext:value-type="float">
            <text:p>141.837798771391</text:p>
          </table:table-cell>
          <table:table-cell table:formula="of:=[.E9]/[.E10]" office:value-type="float" office:value="213.859986745219" calcext:value-type="float">
            <text:p>213.85998674521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sDB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 Diatom-Area</text:p>
          </table:table-cell>
          <table:table-cell office:value-type="float" office:value="4568941020" calcext:value-type="float">
            <text:p>4568941020</text:p>
          </table:table-cell>
          <table:table-cell office:value-type="float" office:value="2001580341" calcext:value-type="float">
            <text:p>2001580341</text:p>
          </table:table-cell>
          <table:table-cell office:value-type="float" office:value="4865898775" calcext:value-type="float">
            <text:p>4865898775</text:p>
          </table:table-cell>
          <table:table-cell office:value-type="float" office:value="5362165720" calcext:value-type="float">
            <text:p>5362165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 Diatom-NAAFnum</text:p>
          </table:table-cell>
          <table:table-cell office:value-type="float" office:value="472968657.331564" calcext:value-type="float">
            <text:p>472968657.331564</text:p>
          </table:table-cell>
          <table:table-cell office:value-type="float" office:value="205464359.802487" calcext:value-type="float">
            <text:p>205464359.802487</text:p>
          </table:table-cell>
          <table:table-cell office:value-type="float" office:value="514022044.425978" calcext:value-type="float">
            <text:p>514022044.425978</text:p>
          </table:table-cell>
          <table:table-cell office:value-type="float" office:value="549167227.907599" calcext:value-type="float">
            <text:p>549167227.907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555224.331024" calcext:value-type="float">
            <text:p>555224.331024</text:p>
          </table:table-cell>
          <table:table-cell office:value-type="float" office:value="181615.129389" calcext:value-type="float">
            <text:p>181615.129389</text:p>
          </table:table-cell>
          <table:table-cell office:value-type="float" office:value="879750.275719" calcext:value-type="float">
            <text:p>879750.275719</text:p>
          </table:table-cell>
          <table:table-cell table:style-name="ce2" office:value-type="float" office:value="1640810" calcext:value-type="float">
            <text:p>1.64E+0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DB-NAAF-corrected-Di</text:p>
          </table:table-cell>
          <table:table-cell table:formula="of:=[.B17]/[.B18]" office:value-type="float" office:value="851.851460578589" calcext:value-type="float">
            <text:p>851.851460578589</text:p>
          </table:table-cell>
          <table:table-cell table:formula="of:=[.C17]/[.C18]" office:value-type="float" office:value="1131.31742104153" calcext:value-type="float">
            <text:p>1131.31742104153</text:p>
          </table:table-cell>
          <table:table-cell table:formula="of:=[.D17]/[.D18]" office:value-type="float" office:value="584.281765647507" calcext:value-type="float">
            <text:p>584.281765647507</text:p>
          </table:table-cell>
          <table:table-cell table:formula="of:=[.E17]/[.E18]" office:value-type="float" office:value="334.692760226717" calcext:value-type="float">
            <text:p>334.692760226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-NAAF-corrected-Ba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areas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6]+[.B16]" office:value-type="float" office:value="4587308020" calcext:value-type="float">
            <text:p>4587308020</text:p>
          </table:table-cell>
          <table:table-cell table:formula="of:=[.C6]+[.C16]" office:value-type="float" office:value="2011545091" calcext:value-type="float">
            <text:p>2011545091</text:p>
          </table:table-cell>
          <table:table-cell table:formula="of:=[.D6]+[.D16]" office:value-type="float" office:value="4875344435" calcext:value-type="float">
            <text:p>4875344435</text:p>
          </table:table-cell>
          <table:table-cell table:formula="of:=[.E6]+[.E16]" office:value-type="float" office:value="5380635480" calcext:value-type="float">
            <text:p>5380635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8]" office:value-type="float" office:value="542835451" calcext:value-type="float">
            <text:p>542835451</text:p>
          </table:table-cell>
          <table:table-cell table:formula="of:=[.C8]" office:value-type="float" office:value="519531758" calcext:value-type="float">
            <text:p>519531758</text:p>
          </table:table-cell>
          <table:table-cell table:formula="of:=[.D8]" office:value-type="float" office:value="272914440" calcext:value-type="float">
            <text:p>272914440</text:p>
          </table:table-cell>
          <table:table-cell table:formula="of:=[.E8]"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NAAF cor.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12]+[.B20]" office:value-type="float" office:value="859.373012230968" calcext:value-type="float">
            <text:p>859.373012230968</text:p>
          </table:table-cell>
          <table:table-cell table:formula="of:=[.C12]+[.C20]" office:value-type="float" office:value="1139.58233846448" calcext:value-type="float">
            <text:p>1139.58233846448</text:p>
          </table:table-cell>
          <table:table-cell table:formula="of:=[.D12]+[.D20]" office:value-type="float" office:value="588.858453635384" calcext:value-type="float">
            <text:p>588.858453635384</text:p>
          </table:table-cell>
          <table:table-cell table:formula="of:=[.E12]+[.E20]" office:value-type="float" office:value="341.177484038787" calcext:value-type="float">
            <text:p>341.177484038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13]" office:value-type="float" office:value="290.151571199837" calcext:value-type="float">
            <text:p>290.151571199837</text:p>
          </table:table-cell>
          <table:table-cell table:formula="of:=[.C13]" office:value-type="float" office:value="470.058184414826" calcext:value-type="float">
            <text:p>470.058184414826</text:p>
          </table:table-cell>
          <table:table-cell table:formula="of:=[.D13]" office:value-type="float" office:value="141.837798771391" calcext:value-type="float">
            <text:p>141.837798771391</text:p>
          </table:table-cell>
          <table:table-cell table:formula="of:=[.E13]" office:value-type="float" office:value="213.859986745219" calcext:value-type="float">
            <text:p>213.859986745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</text:p>
          </table:table-cell>
          <table:table-cell table:formula="of:=[.B28]/([.B28]+[.B29])" office:value-type="float" office:value="0.747589938151764" calcext:value-type="float">
            <text:p>0.747589938151764</text:p>
          </table:table-cell>
          <table:table-cell table:formula="of:=[.C28]/([.C28]+[.C29])" office:value-type="float" office:value="0.707973191695006" calcext:value-type="float">
            <text:p>0.707973191695006</text:p>
          </table:table-cell>
          <table:table-cell table:formula="of:=[.D28]/([.D28]+[.D29])" office:value-type="float" office:value="0.805886784961324" calcext:value-type="float">
            <text:p>0.805886784961324</text:p>
          </table:table-cell>
          <table:table-cell table:formula="of:=[.E28]/([.E28]+[.E29])" office:value-type="float" office:value="0.614692704542747" calcext:value-type="float">
            <text:p>0.614692704542747</text:p>
          </table:table-cell>
          <table:table-cell table:number-columns-repeated="1019"/>
        </table:table-row>
        <table:table-row table:style-name="ro1">
          <table:table-cell/>
          <table:table-cell table:formula="of:=[.B29]/([.B28]+[.B29])" office:value-type="float" office:value="0.252410061848236" calcext:value-type="float">
            <text:p>0.252410061848236</text:p>
          </table:table-cell>
          <table:table-cell table:formula="of:=[.C29]/([.C28]+[.C29])" office:value-type="float" office:value="0.292026808304994" calcext:value-type="float">
            <text:p>0.292026808304994</text:p>
          </table:table-cell>
          <table:table-cell table:formula="of:=[.D29]/([.D28]+[.D29])" office:value-type="float" office:value="0.194113215038676" calcext:value-type="float">
            <text:p>0.194113215038676</text:p>
          </table:table-cell>
          <table:table-cell table:formula="of:=[.E29]/([.E28]+[.E29])" office:value-type="float" office:value="0.385307295457253" calcext:value-type="float">
            <text:p>0.3853072954572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area</text:p>
          </table:table-cell>
          <table:table-cell table:formula="of:=[.B6]+[.B8]+[.B16]" office:value-type="float" office:value="5130143471" calcext:value-type="float">
            <text:p>5130143471</text:p>
          </table:table-cell>
          <table:table-cell table:formula="of:=[.C2]+[.C4]+[.C6]+[.C8]+[.C16]" office:value-type="float" office:value="2531076849" calcext:value-type="float">
            <text:p>2531076849</text:p>
          </table:table-cell>
          <table:table-cell table:formula="of:=[.D2]+[.D4]+[.D6]+[.D8]+[.D16]" office:value-type="float" office:value="5148258875" calcext:value-type="float">
            <text:p>5148258875</text:p>
          </table:table-cell>
          <table:table-cell table:formula="of:=[.E2]+[.E4]+[.E6]+[.E8]+[.E16]" office:value-type="float" office:value="6053972305.1" calcext:value-type="float">
            <text:p>605397230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NAAF</text:p>
          </table:table-cell>
          <table:table-cell table:formula="of:=[.B7]+[.B9]+[.B17]" office:value-type="float" office:value="542566695.234342" calcext:value-type="float">
            <text:p>542566695.234342</text:p>
          </table:table-cell>
          <table:table-cell table:formula="of:=[.C7]+[.C9]+[.C17]" office:value-type="float" office:value="269322881.376802" calcext:value-type="float">
            <text:p>269322881.376802</text:p>
          </table:table-cell>
          <table:table-cell table:formula="of:=[.D7]+[.D9]+[.D17]" office:value-type="float" office:value="546166569.064839" calcext:value-type="float">
            <text:p>546166569.064839</text:p>
          </table:table-cell>
          <table:table-cell table:formula="of:=[.E7]+[.E9]+[.E17]" office:value-type="float" office:value="602828034.939467" calcext:value-type="float">
            <text:p>602828034.939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float" office:value="2282.14" calcext:value-type="float">
            <text:p>2282.14</text:p>
          </table:table-cell>
          <table:table-cell office:value-type="float" office:value="1156.52" calcext:value-type="float">
            <text:p>1156.52</text:p>
          </table:table-cell>
          <table:table-cell office:value-type="float" office:value="141.79" calcext:value-type="float">
            <text:p>141.79</text:p>
          </table:table-cell>
          <table:table-cell office:value-type="float" office:value="101.73" calcext:value-type="float">
            <text:p>10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ophytin</text:p>
          </table:table-cell>
          <table:table-cell office:value-type="float" office:value="18.26" calcext:value-type="float">
            <text:p>18.26</text:p>
          </table:table-cell>
          <table:table-cell office:value-type="float" office:value="716.19" calcext:value-type="float">
            <text:p>716.19</text:p>
          </table:table-cell>
          <table:table-cell office:value-type="float" office:value="1976.7" calcext:value-type="float">
            <text:p>1976.7</text:p>
          </table:table-cell>
          <table:table-cell office:value-type="float" office:value="1793.13" calcext:value-type="float">
            <text:p>1793.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gal cells</text:p>
          </table:table-cell>
          <table:table-cell table:style-name="ce2" office:value-type="float" office:value="4010000000" calcext:value-type="float">
            <text:p>4.01E+09</text:p>
          </table:table-cell>
          <table:table-cell table:style-name="ce2" office:value-type="float" office:value="3090000000" calcext:value-type="float">
            <text:p>3.09E+09</text:p>
          </table:table-cell>
          <table:table-cell table:style-name="ce2" office:value-type="float" office:value="3250000000" calcext:value-type="float">
            <text:p>3.25E+09</text:p>
          </table:table-cell>
          <table:table-cell table:style-name="ce2" office:value-type="float" office:value="1700000000" calcext:value-type="float">
            <text:p>1.70E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Algal biomass</text:p>
          </table:table-cell>
          <table:table-cell table:style-name="ce2" table:formula="of:=[.B39]*[.$B$47]" office:value-type="float" office:value="68.17" calcext:value-type="float">
            <text:p>6.82E+01</text:p>
          </table:table-cell>
          <table:table-cell table:style-name="ce2" table:formula="of:=[.C39]*[.$B$47]" office:value-type="float" office:value="52.53" calcext:value-type="float">
            <text:p>5.25E+01</text:p>
          </table:table-cell>
          <table:table-cell table:style-name="ce2" table:formula="of:=[.D39]*[.$B$47]" office:value-type="float" office:value="55.25" calcext:value-type="float">
            <text:p>5.53E+01</text:p>
          </table:table-cell>
          <table:table-cell table:style-name="ce2" table:formula="of:=[.E39]*[.$B$47]" office:value-type="float" office:value="28.9" calcext:value-type="float">
            <text:p>2.89E+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terial cells</text:p>
          </table:table-cell>
          <table:table-cell table:style-name="ce2" office:value-type="float" office:value="29500000000" calcext:value-type="float">
            <text:p>2.95E+10</text:p>
          </table:table-cell>
          <table:table-cell table:style-name="ce2" office:value-type="float" office:value="64300000000" calcext:value-type="float">
            <text:p>6.43E+10</text:p>
          </table:table-cell>
          <table:table-cell table:style-name="ce2" office:value-type="float" office:value="123000000000" calcext:value-type="float">
            <text:p>1.23E+11</text:p>
          </table:table-cell>
          <table:table-cell table:style-name="ce2" office:value-type="float" office:value="133000000000" calcext:value-type="float">
            <text:p>1.33E+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Bacterial biomass</text:p>
          </table:table-cell>
          <table:table-cell table:style-name="ce2" table:formula="of:=[.B42]*[.$B$46]" office:value-type="float" office:value="0.0295" calcext:value-type="float">
            <text:p>2.95E-02</text:p>
          </table:table-cell>
          <table:table-cell table:style-name="ce2" table:formula="of:=[.C42]*[.$B$46]" office:value-type="float" office:value="0.0643" calcext:value-type="float">
            <text:p>6.43E-02</text:p>
          </table:table-cell>
          <table:table-cell table:style-name="ce2" table:formula="of:=[.D42]*[.$B$46]" office:value-type="float" office:value="0.123" calcext:value-type="float">
            <text:p>1.23E-01</text:p>
          </table:table-cell>
          <table:table-cell table:style-name="ce2" table:formula="of:=[.E42]*[.$B$46]" office:value-type="float" office:value="0.133" calcext:value-type="float">
            <text:p>1.33E-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ss of e coli</text:p>
          </table:table-cell>
          <table:table-cell table:style-name="ce2" office:value-type="float" office:value="0.000000000001" calcext:value-type="float">
            <text:p>1.00E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 of Thaps cell</text:p>
          </table:table-cell>
          <table:table-cell table:style-name="ce2" office:value-type="float" office:value="0.000000017" calcext:value-type="float">
            <text:p>1.70E-0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2:24:48.646682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4-29T12:05:17.284769614</dc:date>
    <meta:editing-duration>PT3H24M29S</meta:editing-duration>
    <meta:editing-cycles>17</meta:editing-cycles>
    <meta:generator>LibreOffice/7.0.3.1$Linux_X86_64 LibreOffice_project/00$Build-1</meta:generator>
    <meta:document-statistic meta:table-count="1" meta:cell-count="194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113cm" svg:height="4.497cm" xlink:href=".." xlink:type="simple" chart:class="chart:circle" chart:style-name="ch1">
        <chart:title svg:x="2.891cm" svg:y="0.225cm" chart:style-name="ch2">
          <text:p>Day 0</text:p>
        </chart:title>
        <chart:legend chart:legend-position="end" svg:x="5.088cm" svg:y="1.7cm" style:legend-expansion="high" chart:style-name="ch3"/>
        <chart:plot-area chart:style-name="ch4" table:cell-range-address="Sheet1.A28:Sheet1.B29" chart:data-source-has-labels="column" svg:x="0.142cm" svg:y="1.093cm" svg:width="4.804cm" svg:height="3.315cm">
          <chart:coordinate-region svg:x="0.887cm" svg:y="1.094cm" svg:width="3.313cm" svg:height="3.313cm"/>
          <chart:axis chart:dimension="x" chart:name="primary-x" chart:style-name="ch5" chartooo:axis-type="auto">
            <chartooo:date-scale/>
            <chart:categories table:cell-range-address="Sheet1.A28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8:Sheet1.B2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28:Sheet1.A29</svg:desc>
                </draw:g>
              </table:table-cell>
              <table:table-cell office:value-type="float" office:value="859.373012230968">
                <text:p>859.373012230968</text:p>
                <draw:g>
                  <svg:desc>Sheet1.B28:Sheet1.B2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290.151571199837">
                <text:p>290.151571199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583cm" svg:height="4.334cm" xlink:href=".." xlink:type="simple" chart:class="chart:circle" chart:style-name="ch1">
        <chart:title svg:x="3.126cm" svg:y="0.222cm" chart:style-name="ch2">
          <text:p>Day 2</text:p>
        </chart:title>
        <chart:legend chart:legend-position="end" svg:x="5.558cm" svg:y="1.619cm" style:legend-expansion="high" chart:style-name="ch3"/>
        <chart:plot-area chart:style-name="ch4" table:cell-range-address="Sheet1.A28:Sheet1.A29 Sheet1.C28:Sheet1.C29" chart:data-source-has-labels="column" svg:x="0.151cm" svg:y="1.087cm" svg:width="5.256cm" svg:height="3.161cm">
          <chart:coordinate-region svg:x="1.199cm" svg:y="1.088cm" svg:width="3.16cm" svg:height="3.16cm"/>
          <chart:axis chart:dimension="x" chart:name="primary-x" chart:style-name="ch5" chartooo:axis-type="auto">
            <chartooo:date-scale/>
            <chart:categories table:cell-range-address="Sheet1.A28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8:Sheet1.C2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28:Sheet1.A29</svg:desc>
                </draw:g>
              </table:table-cell>
              <table:table-cell office:value-type="float" office:value="1139.58233846448">
                <text:p>1139.58233846448</text:p>
                <draw:g>
                  <svg:desc>Sheet1.C28:Sheet1.C2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470.058184414826">
                <text:p>470.058184414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894cm" svg:height="4.539cm" xlink:href=".." xlink:type="simple" chart:class="chart:circle" chart:style-name="ch1">
        <chart:title svg:x="3.282cm" svg:y="0.226cm" chart:style-name="ch2">
          <text:p>Day 5</text:p>
        </chart:title>
        <chart:legend chart:legend-position="end" svg:x="5.869cm" svg:y="1.721cm" style:legend-expansion="high" chart:style-name="ch3"/>
        <chart:plot-area chart:style-name="ch4" table:cell-range-address="Sheet1.A28:Sheet1.A29 Sheet1.D28:Sheet1.D29" chart:data-source-has-labels="column" svg:x="0.157cm" svg:y="1.095cm" svg:width="5.555cm" svg:height="3.354cm">
          <chart:coordinate-region svg:x="1.258cm" svg:y="1.096cm" svg:width="3.353cm" svg:height="3.353cm"/>
          <chart:axis chart:dimension="x" chart:name="primary-x" chart:style-name="ch5" chartooo:axis-type="auto">
            <chartooo:date-scale/>
            <chart:categories table:cell-range-address="Sheet1.A28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8:Sheet1.D2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28:Sheet1.A29</svg:desc>
                </draw:g>
              </table:table-cell>
              <table:table-cell office:value-type="float" office:value="588.858453635384">
                <text:p>588.858453635384</text:p>
                <draw:g>
                  <svg:desc>Sheet1.D28:Sheet1.D2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141.837798771391">
                <text:p>141.8377987713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Cell counts</text:p>
        </chart:title>
        <chart:legend chart:legend-position="end" svg:x="12.486cm" svg:y="3.952cm" style:legend-expansion="high" chart:style-name="ch3"/>
        <chart:plot-area chart:style-name="ch4" table:cell-range-address="Sheet1.A33:Sheet1.E33 Sheet1.A39:Sheet1.E39 Sheet1.A42:Sheet1.E42" chart:data-source-has-labels="both" svg:x="0.32cm" svg:y="1.275cm" svg:width="11.846cm" svg:height="7.545cm">
          <chart:coordinate-region svg:x="2.053cm" svg:y="1.474cm" svg:width="9.926cm" svg:height="6.699cm"/>
          <chart:axis chart:dimension="x" chart:name="primary-x" chart:style-name="ch5" chartooo:axis-type="auto">
            <chartooo:date-scale/>
            <chart:categories table:cell-range-address="Sheet1.B33:Sheet1.E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9:Sheet1.E39" chart:label-cell-address="Sheet1.A39:Sheet1.A39" chart:class="chart:line">
            <chart:data-point chart:repeated="4"/>
          </chart:series>
          <chart:series chart:style-name="ch9" chart:values-cell-range-address="Sheet1.B42:Sheet1.E42" chart:label-cell-address="Sheet1.A42:Sheet1.A4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3:Sheet1.E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Algal cells</text:p>
                <draw:g>
                  <svg:desc>Sheet1.A39:Sheet1.A39</svg:desc>
                </draw:g>
              </table:table-cell>
              <table:table-cell office:value-type="float" office:value="4010000000">
                <text:p>4010000000</text:p>
                <draw:g>
                  <svg:desc>Sheet1.B39:Sheet1.E39</svg:desc>
                </draw:g>
              </table:table-cell>
              <table:table-cell office:value-type="float" office:value="3090000000">
                <text:p>3090000000</text:p>
              </table:table-cell>
              <table:table-cell office:value-type="float" office:value="3250000000">
                <text:p>3250000000</text:p>
              </table:table-cell>
              <table:table-cell office:value-type="float" office:value="1700000000">
                <text:p>1700000000</text:p>
              </table:table-cell>
            </table:table-row>
            <table:table-row>
              <table:table-cell office:value-type="string">
                <text:p>Bacterial cells</text:p>
                <draw:g>
                  <svg:desc>Sheet1.A42:Sheet1.A42</svg:desc>
                </draw:g>
              </table:table-cell>
              <table:table-cell office:value-type="float" office:value="29500000000">
                <text:p>29500000000</text:p>
                <draw:g>
                  <svg:desc>Sheet1.B42:Sheet1.E42</svg:desc>
                </draw:g>
              </table:table-cell>
              <table:table-cell office:value-type="float" office:value="64300000000">
                <text:p>64300000000</text:p>
              </table:table-cell>
              <table:table-cell office:value-type="float" office:value="123000000000">
                <text:p>123000000000</text:p>
              </table:table-cell>
              <table:table-cell office:value-type="float" office:value="133000000000">
                <text:p>133000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Pigments</text:p>
        </chart:title>
        <chart:legend chart:legend-position="end" svg:x="12.936cm" svg:y="3.952cm" style:legend-expansion="high" chart:style-name="ch3"/>
        <chart:plot-area chart:style-name="ch4" table:cell-range-address="Sheet1.B33:Sheet1.E33 Sheet1.A36:Sheet1.E37" chart:data-source-has-labels="both" svg:x="0.32cm" svg:y="1.275cm" svg:width="12.296cm" svg:height="7.545cm">
          <chart:coordinate-region svg:x="1.312cm" svg:y="1.474cm" svg:width="11.117cm" svg:height="6.699cm"/>
          <chart:axis chart:dimension="x" chart:name="primary-x" chart:style-name="ch5" chartooo:axis-type="auto">
            <chartooo:date-scale/>
            <chart:categories table:cell-range-address="Sheet1.B33:Sheet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E36" chart:label-cell-address="Sheet1.A36:Sheet1.A36" chart:class="chart:line">
            <chart:data-point chart:repeated="4"/>
          </chart:series>
          <chart:series chart:style-name="ch8" chart:values-cell-range-address="Sheet1.B37:Sheet1.E37" chart:label-cell-address="Sheet1.A37:Sheet1.A3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3:Sheet1.E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Chlorophyll</text:p>
                <draw:g>
                  <svg:desc>Sheet1.A36:Sheet1.A36</svg:desc>
                </draw:g>
              </table:table-cell>
              <table:table-cell office:value-type="float" office:value="2282.14">
                <text:p>2282.14</text:p>
                <draw:g>
                  <svg:desc>Sheet1.B36:Sheet1.E36</svg:desc>
                </draw:g>
              </table:table-cell>
              <table:table-cell office:value-type="float" office:value="1156.52">
                <text:p>1156.52</text:p>
              </table:table-cell>
              <table:table-cell office:value-type="float" office:value="141.79">
                <text:p>141.79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Pheophytin</text:p>
                <draw:g>
                  <svg:desc>Sheet1.A37:Sheet1.A37</svg:desc>
                </draw:g>
              </table:table-cell>
              <table:table-cell office:value-type="float" office:value="18.26">
                <text:p>18.26</text:p>
                <draw:g>
                  <svg:desc>Sheet1.B37:Sheet1.E37</svg:desc>
                </draw:g>
              </table:table-cell>
              <table:table-cell office:value-type="float" office:value="716.19">
                <text:p>716.19</text:p>
              </table:table-cell>
              <table:table-cell office:value-type="float" office:value="1976.7">
                <text:p>1976.7</text:p>
              </table:table-cell>
              <table:table-cell office:value-type="float" office:value="1793.13">
                <text:p>1793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693cm" svg:height="4.472cm" xlink:href=".." xlink:type="simple" chart:class="chart:circle" chart:style-name="ch1">
        <chart:title svg:x="3.562cm" svg:y="0.225cm" chart:style-name="ch2">
          <text:p>Day 12</text:p>
        </chart:title>
        <chart:legend chart:legend-position="end" svg:x="6.668cm" svg:y="1.688cm" style:legend-expansion="high" chart:style-name="ch3"/>
        <chart:plot-area chart:style-name="ch4" table:cell-range-address="Sheet1.A28:Sheet1.A29 Sheet1.E28:Sheet1.E29" chart:data-source-has-labels="column" svg:x="0.173cm" svg:y="1.093cm" svg:width="6.322cm" svg:height="3.29cm">
          <chart:coordinate-region svg:x="1.689cm" svg:y="1.094cm" svg:width="3.289cm" svg:height="3.289cm"/>
          <chart:axis chart:dimension="x" chart:name="primary-x" chart:style-name="ch5" chartooo:axis-type="auto">
            <chartooo:date-scale/>
            <chart:categories table:cell-range-address="Sheet1.A28:Sheet1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8:Sheet1.E2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iatoms</text:p>
                <draw:g>
                  <svg:desc>Sheet1.A28:Sheet1.A29</svg:desc>
                </draw:g>
              </table:table-cell>
              <table:table-cell office:value-type="float" office:value="341.177484038787">
                <text:p>341.177484038787</text:p>
                <draw:g>
                  <svg:desc>Sheet1.E28:Sheet1.E29</svg:desc>
                </draw:g>
              </table:table-cell>
            </table:table-row>
            <table:table-row>
              <table:table-cell office:value-type="string">
                <text:p>Bacteria</text:p>
              </table:table-cell>
              <table:table-cell office:value-type="float" office:value="213.859986745219">
                <text:p>213.8599867452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5cm" svg:y="0.316cm" chart:style-name="ch2">
          <text:p>Estimated biomass</text:p>
        </chart:title>
        <chart:legend chart:legend-position="end" svg:x="11.163cm" svg:y="3.952cm" style:legend-expansion="high" chart:style-name="ch3"/>
        <chart:plot-area chart:style-name="ch4" table:cell-range-address="Sheet1.A33:Sheet1.E33 Sheet1.A40:Sheet1.E40 Sheet1.A43:Sheet1.E43" chart:data-source-has-labels="both" svg:x="0.32cm" svg:y="1.275cm" svg:width="10.523cm" svg:height="7.545cm">
          <chart:coordinate-region svg:x="2.053cm" svg:y="1.474cm" svg:width="8.603cm" svg:height="6.699cm"/>
          <chart:axis chart:dimension="x" chart:name="primary-x" chart:style-name="ch5" chartooo:axis-type="auto">
            <chartooo:date-scale/>
            <chart:categories table:cell-range-address="Sheet1.B33:Sheet1.E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0:Sheet1.E40" chart:label-cell-address="Sheet1.A40:Sheet1.A40" chart:class="chart:line">
            <chart:data-point chart:repeated="4"/>
          </chart:series>
          <chart:series chart:style-name="ch9" chart:values-cell-range-address="Sheet1.B43:Sheet1.E43" chart:label-cell-address="Sheet1.A43:Sheet1.A4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3:Sheet1.E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Est. Algal biomass</text:p>
                <draw:g>
                  <svg:desc>Sheet1.A40:Sheet1.A40</svg:desc>
                </draw:g>
              </table:table-cell>
              <table:table-cell office:value-type="float" office:value="68.17">
                <text:p>68.17</text:p>
                <draw:g>
                  <svg:desc>Sheet1.B40:Sheet1.E40</svg:desc>
                </draw:g>
              </table:table-cell>
              <table:table-cell office:value-type="float" office:value="52.53">
                <text:p>52.53</text:p>
              </table:table-cell>
              <table:table-cell office:value-type="float" office:value="55.25">
                <text:p>55.25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Est. Bacterial biomass</text:p>
                <draw:g>
                  <svg:desc>Sheet1.A43:Sheet1.A43</svg:desc>
                </draw:g>
              </table:table-cell>
              <table:table-cell office:value-type="float" office:value="0.0295">
                <text:p>0.0295</text:p>
                <draw:g>
                  <svg:desc>Sheet1.B43:Sheet1.E43</svg:desc>
                </draw:g>
              </table:table-cell>
              <table:table-cell office:value-type="float" office:value="0.0643">
                <text:p>0.0643</text:p>
              </table:table-cell>
              <table:table-cell office:value-type="float" office:value="0.123">
                <text:p>0.123</text:p>
              </table:table-cell>
              <table:table-cell office:value-type="float" office:value="0.133">
                <text:p>0.1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